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000000" draw:textarea-vertical-align="middle"/>
    </style:style>
    <style:style style:name="gr2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6" style:family="graphic" style:parent-style-name="objectwithoutfill">
      <style:graphic-properties svg:stroke-color="#000000" draw:fill="none" draw:fill-color="#000000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1.692cm"/>
    </style:style>
    <style:style style:name="gr12" style:family="graphic" style:parent-style-name="objectwithoutfill">
      <style:graphic-properties svg:stroke-color="#000000" draw:fill="none" draw:fill-color="#ffffff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cm"/>
    </style:style>
    <style:style style:name="gr14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5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7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8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4.326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2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3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draw:stroke="solid" draw:stroke-dash="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fo:min-height="0.276cm"/>
    </style:style>
    <style:style style:name="gr32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7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9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4.199cm"/>
    </style:style>
    <style:style style:name="gr42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929cm"/>
    </style:style>
    <style:style style:name="gr43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4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color="#000000" draw:fill="none" draw:fill-color="#ffffff" draw:textarea-vertical-align="middle"/>
    </style:style>
    <style:style style:name="gr46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7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50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643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3" style:family="graphic" style:parent-style-name="standard">
      <style:graphic-properties draw:stroke="none" svg:stroke-color="#000000" draw:fill="none" draw:fill-color="#ffffff" fo:min-height="0.477cm"/>
    </style:style>
    <style:style style:name="gr54" style:family="graphic" style:parent-style-name="standard">
      <style:graphic-properties draw:fill-color="#ffffff" draw:opacity="0%" draw:textarea-horizontal-align="justify" draw:textarea-vertical-align="middle" draw:auto-grow-height="false" fo:min-height="0.828cm" fo:min-width="0cm" draw:shadow="hidden" draw:shadow-opacity="0%"/>
    </style:style>
    <style:style style:name="gr55" style:family="graphic" style:parent-style-name="standard">
      <style:graphic-properties draw:fill-color="#ffffff" draw:opacity="0%" draw:textarea-horizontal-align="justify" draw:textarea-vertical-align="middle" draw:auto-grow-height="false" fo:min-height="0.827cm" fo:min-width="0cm" draw:shadow="hidden" draw:shadow-opacity="0%"/>
    </style:style>
    <style:style style:name="gr56" style:family="graphic" style:parent-style-name="standard">
      <style:graphic-properties draw:fill-color="#ffffff" draw:opacity="0%" draw:textarea-horizontal-align="justify" draw:textarea-vertical-align="middle" draw:auto-grow-height="false" fo:min-height="0.648cm" fo:min-width="0cm" draw:shadow="hidden" draw:shadow-opacity="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7cm" fo:min-width="0.159cm" draw:shadow="hidden"/>
    </style:style>
    <style:style style:name="gr58" style:family="graphic" style:parent-style-name="standard">
      <style:graphic-properties draw:stroke="none" svg:stroke-color="#000000" draw:fill="none" draw:fill-color="#ffffff" fo:min-height="1.02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60" style:family="graphic" style:parent-style-name="standard">
      <style:graphic-properties draw:stroke="none" svg:stroke-color="#000000" draw:fill="none" draw:fill-color="#ffffff" fo:min-height="0.399cm"/>
    </style:style>
    <style:style style:name="gr61" style:family="graphic" style:parent-style-name="standard">
      <style:graphic-properties draw:stroke="none" svg:stroke-color="#000000" draw:fill="none" draw:fill-color="#ffffff" fo:min-height="3.571cm"/>
    </style:style>
    <style:style style:name="gr62" style:family="graphic" style:parent-style-name="standard">
      <style:graphic-properties draw:stroke="none" svg:stroke-color="#000000" draw:fill="none" draw:fill-color="#ffffff" fo:min-height="2.798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262cm"/>
    </style:style>
    <style:style style:name="gr64" style:family="graphic" style:parent-style-name="objectwithoutfill">
      <style:graphic-properties draw:stroke="dash" draw:stroke-dash="Ultrafine_20_Dashed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fo:min-height="3.333cm"/>
    </style:style>
    <style:style style:name="gr66" style:family="graphic" style:parent-style-name="standard">
      <style:graphic-properties draw:stroke="none" svg:stroke-color="#000000" draw:fill="none" draw:fill-color="#ffffff" fo:min-height="2.143cm"/>
    </style:style>
    <style:style style:name="gr67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end"/>
    </style:style>
    <style:style style:name="P15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7" style:family="paragraph">
      <style:paragraph-properties fo:text-align="end"/>
    </style:style>
    <style:style style:name="P18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ffffff" draw:opacity="0%"/>
      <style:paragraph-properties fo:text-align="center"/>
    </style:style>
    <style:style style:name="P34" style:family="paragraph">
      <loext:graphic-properties draw:fill="none" draw:fill-color="#ffffff"/>
      <style:text-properties fo:font-size="6.5pt" style:font-size-asian="18pt" style:font-size-complex="18pt"/>
    </style:style>
    <style:style style:name="P35" style:family="paragraph">
      <loext:graphic-properties draw:fill="none" draw:fill-color="#ffffff"/>
      <style:text-properties fo:font-size="7pt" style:font-size-asian="18pt" style:font-size-complex="18pt"/>
    </style:style>
    <style:style style:name="P36" style:family="paragraph">
      <loext:graphic-properties draw:fill-color="#ffffff"/>
      <style:paragraph-properties fo:text-align="center"/>
      <style:text-properties fo:font-size="5pt" style:font-size-asian="5pt" style:font-size-complex="5pt"/>
    </style:style>
    <style:style style:name="P37" style:family="paragraph">
      <loext:graphic-properties draw:fill="none" draw:fill-color="#ffffff"/>
      <style:paragraph-properties fo:text-align="end"/>
      <style:text-properties fo:font-size="5pt" style:font-size-asian="18pt" style:font-size-complex="18pt"/>
    </style:style>
    <style:style style:name="P38" style:family="paragraph">
      <style:paragraph-properties>
        <style:tab-stops>
          <style:tab-stop style:position="2.001cm"/>
        </style:tab-stops>
      </style:paragraph-properties>
    </style:style>
    <style:style style:name="P39" style:family="paragraph">
      <loext:graphic-properties draw:fill="none" draw:fill-color="#ffffff"/>
      <style:paragraph-properties>
        <style:tab-stops>
          <style:tab-stop style:position="2.001cm"/>
        </style:tab-stops>
      </style:paragraph-properties>
      <style:text-properties fo:font-size="6pt" style:font-size-asian="18pt" style:font-size-complex="18pt"/>
    </style:style>
    <style:style style:name="P40" style:family="paragraph">
      <style:paragraph-properties>
        <style:tab-stops>
          <style:tab-stop style:position="0.464cm"/>
          <style:tab-stop style:position="1.282cm"/>
        </style:tab-stops>
      </style:paragraph-properties>
    </style:style>
    <style:style style:name="P41" style:family="paragraph">
      <loext:graphic-properties draw:fill="none" draw:fill-color="#ffffff"/>
      <style:paragraph-properties>
        <style:tab-stops>
          <style:tab-stop style:position="0.464cm"/>
          <style:tab-stop style:position="1.282cm"/>
        </style:tab-stops>
      </style:paragraph-properties>
      <style:text-properties fo:font-size="6pt" style:font-size-asian="18pt" style:font-size-complex="18pt"/>
    </style:style>
    <style:style style:name="P42" style:family="paragraph">
      <style:paragraph-properties fo:margin-top="0cm" fo:margin-bottom="0cm" fo:line-height="100%" fo:text-align="center">
        <style:tab-stops/>
      </style:paragraph-properties>
    </style:style>
    <style:style style:name="P43" style:family="paragraph">
      <loext:graphic-properties draw:fill="none" draw:fill-color="#000000"/>
      <style:paragraph-properties fo:margin-top="0cm" fo:margin-bottom="0cm" fo:line-height="100%" fo:text-align="center">
        <style:tab-stops/>
      </style:paragraph-properties>
      <style:text-properties fo:font-size="5pt" style:font-size-asian="5pt" style:font-size-complex="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.5pt" style:font-size-asian="18pt" style:font-size-complex="18pt"/>
    </style:style>
    <style:style style:name="T10" style:family="text">
      <style:text-properties fo:font-size="7pt" style:font-size-asian="18pt" style:font-size-complex="18pt"/>
    </style:style>
    <style:style style:name="T11" style:family="text">
      <style:text-properties fo:font-size="5pt" style:font-size-asian="5pt" style:font-size-complex="5pt"/>
    </style:style>
    <style:style style:name="T12" style:family="text">
      <style:text-properties fo:font-size="5pt" style:font-size-asian="18pt" style:font-size-complex="18pt"/>
    </style:style>
    <style:style style:name="T13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6cm" svg:y1="9.255cm" svg:x2="25.765cm" svg:y2="9.255cm">
          <text:p/>
        </draw:line>
        <draw:line draw:style-name="gr2" draw:text-style-name="P2" draw:layer="layout" svg:x1="22.336cm" svg:y1="14.462cm" svg:x2="22.336cm" svg:y2="4.556cm">
          <text:p/>
        </draw:line>
        <draw:line draw:style-name="gr3" draw:text-style-name="P3" draw:layer="layout" svg:x1="9.128cm" svg:y1="19.034cm" svg:x2="10.78cm" svg:y2="17.764cm">
          <text:p/>
        </draw:line>
        <draw:line draw:style-name="gr3" draw:text-style-name="P3" draw:layer="layout" svg:x1="9.255cm" svg:y1="19.034cm" svg:x2="10.78cm" svg:y2="17.764cm">
          <text:p/>
        </draw:line>
        <draw:line draw:style-name="gr3" draw:text-style-name="P3" draw:layer="layout" svg:x1="8.366cm" svg:y1="19.034cm" svg:x2="10.781cm" svg:y2="17.764cm">
          <text:p/>
        </draw:line>
        <draw:line draw:style-name="gr3" draw:text-style-name="P3" draw:layer="layout" svg:x1="8.493cm" svg:y1="19.034cm" svg:x2="10.782cm" svg:y2="17.764cm">
          <text:p/>
        </draw:line>
        <draw:line draw:style-name="gr3" draw:text-style-name="P3" draw:layer="layout" svg:x1="10.144cm" svg:y1="19.161cm" svg:x2="10.781cm" svg:y2="17.764cm">
          <text:p/>
        </draw:line>
        <draw:line draw:style-name="gr3" draw:text-style-name="P3" draw:layer="layout" svg:x1="10.017cm" svg:y1="19.034cm" svg:x2="10.782cm" svg:y2="17.765cm">
          <text:p/>
        </draw:line>
        <draw:custom-shape draw:style-name="gr4" draw:text-style-name="P5" draw:layer="layout" svg:width="7.874cm" svg:height="3.302cm" svg:x="5.953cm" svg:y="16.367cm">
          <text:p text:style-name="P4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969cm" svg:y1="17.891cm" svg:x2="10.525cm" svg:y2="17.637cm">
          <text:p/>
        </draw:line>
        <draw:line draw:style-name="gr3" draw:text-style-name="P3" draw:layer="layout" svg:x1="6.969cm" svg:y1="18.018cm" svg:x2="10.525cm" svg:y2="17.637cm">
          <text:p/>
        </draw:line>
        <draw:custom-shape draw:style-name="gr5" draw:text-style-name="P7" draw:layer="layout" svg:width="0.762cm" svg:height="0.508cm" draw:transform="rotate (1.5707963267949) translate (4.937cm 20.431cm)">
          <text:p text:style-name="P6"><text:span text:style-name="T2">+36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1.922cm" svg:y1="16.367cm" svg:x2="11.922cm" svg:y2="2.651cm">
          <text:p text:style-name="P8"><text:span text:style-name="T2">ystep</text:span></text:p>
          <text:p text:style-name="P8"><text:span text:style-name="T2"/></text:p>
        </draw:line>
        <draw:line draw:style-name="gr6" draw:text-style-name="P1" draw:layer="layout" svg:x1="12.176cm" svg:y1="16.367cm" svg:x2="12.176cm" svg:y2="2.651cm">
          <text:p text:style-name="P8"><text:span text:style-name="T2">ydir</text:span></text:p>
          <text:p text:style-name="P8"><text:span text:style-name="T2"/></text:p>
        </draw:line>
        <draw:custom-shape draw:style-name="gr7" draw:text-style-name="P9" draw:layer="layout" svg:width="1.27cm" svg:height="1.27cm" svg:x="11.287cm" svg:y="1.508cm">
          <text:p text:style-name="P6"><text:span text:style-name="T1">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5.384cm" svg:y="1.508cm">
          <text:p text:style-name="P6"><text:span text:style-name="T1">ym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1" draw:layer="layout" svg:x1="12.557cm" svg:y1="1.635cm" svg:x2="25.384cm" svg:y2="1.635cm">
          <text:p text:style-name="P10"><text:span text:style-name="T2">vin</text:span></text:p>
          <text:p text:style-name="P10"><text:span text:style-name="T2"/></text:p>
        </draw:line>
        <draw:line draw:style-name="gr8" draw:text-style-name="P11" draw:layer="layout" svg:x1="12.557cm" svg:y1="1.889cm" svg:x2="25.384cm" svg:y2="1.889cm">
          <text:p text:style-name="P10"><text:span text:style-name="T2">gnd</text:span></text:p>
          <text:p text:style-name="P10"><text:span text:style-name="T2"/></text:p>
        </draw:line>
        <draw:line draw:style-name="gr6" draw:text-style-name="P11" draw:layer="layout" svg:x1="12.557cm" svg:y1="2.143cm" svg:x2="25.384cm" svg:y2="2.143cm">
          <text:p text:style-name="P10"><text:span text:style-name="T2">ystep</text:span></text:p>
          <text:p text:style-name="P10"><text:span text:style-name="T2"/></text:p>
        </draw:line>
        <draw:line draw:style-name="gr6" draw:text-style-name="P11" draw:layer="layout" svg:x1="12.557cm" svg:y1="2.397cm" svg:x2="25.384cm" svg:y2="2.397cm">
          <text:p text:style-name="P10"><text:span text:style-name="T2">ydir</text:span></text:p>
          <text:p text:style-name="P10"><text:span text:style-name="T2"/></text:p>
        </draw:line>
        <draw:line draw:style-name="gr1" draw:text-style-name="P1" draw:layer="layout" svg:x1="10.906cm" svg:y1="9.509cm" svg:x2="25.765cm" svg:y2="9.509cm">
          <text:p/>
        </draw:line>
        <draw:custom-shape draw:style-name="gr9" draw:text-style-name="P12" draw:layer="layout" svg:width="0.254cm" svg:height="12.7cm" svg:x="12.938cm" svg:y="3.1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12.7cm" svg:x="26.4cm" svg:y="3.15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747cm" svg:y1="16.367cm" svg:x2="8.747cm" svg:y2="15.097cm">
          <text:p text:style-name="P8"><text:span text:style-name="T2">adir</text:span></text:p>
          <text:p text:style-name="P8"><text:span text:style-name="T2"/></text:p>
        </draw:line>
        <draw:line draw:style-name="gr8" draw:text-style-name="P1" draw:layer="layout" svg:x1="5.572cm" svg:y1="16.748cm" svg:x2="5.572cm" svg:y2="5.826cm">
          <text:p text:style-name="P8"><text:span text:style-name="T2">vcc</text:span></text:p>
          <text:p text:style-name="P8"><text:span text:style-name="T2"/></text:p>
        </draw:line>
        <draw:line draw:style-name="gr6" draw:text-style-name="P1" draw:layer="layout" svg:x1="6.334cm" svg:y1="16.367cm" svg:x2="6.334cm" svg:y2="6.715cm">
          <text:p text:style-name="P8"><text:span text:style-name="T2">zdir</text:span></text:p>
          <text:p text:style-name="P8"><text:span text:style-name="T2"/></text:p>
        </draw:line>
        <draw:line draw:style-name="gr6" draw:text-style-name="P1" draw:layer="layout" svg:x1="12.684cm" svg:y1="16.367cm" svg:x2="12.684cm" svg:y2="2.905cm">
          <text:p text:style-name="P8"><text:span text:style-name="T2">ylim</text:span></text:p>
          <text:p text:style-name="P8"><text:span text:style-name="T2"/></text:p>
        </draw:line>
        <draw:line draw:style-name="gr6" draw:text-style-name="P1" draw:layer="layout" svg:x1="6.588cm" svg:y1="16.367cm" svg:x2="6.588cm" svg:y2="6.969cm">
          <text:p text:style-name="P8"><text:span text:style-name="T2">zlim</text:span></text:p>
          <text:p text:style-name="P8"><text:span text:style-name="T2"/></text:p>
        </draw:line>
        <draw:line draw:style-name="gr6" draw:text-style-name="P1" draw:layer="layout" svg:x1="8.112cm" svg:y1="16.367cm" svg:x2="8.112cm" svg:y2="9.255cm">
          <text:p text:style-name="P8"><text:span text:style-name="T2">xstep</text:span></text:p>
          <text:p text:style-name="P8"><text:span text:style-name="T2"/></text:p>
        </draw:line>
        <draw:line draw:style-name="gr6" draw:text-style-name="P1" draw:layer="layout" svg:x1="7.858cm" svg:y1="16.367cm" svg:x2="7.858cm" svg:y2="9.001cm">
          <text:p text:style-name="P8"><text:span text:style-name="T2">xdir</text:span></text:p>
          <text:p text:style-name="P8"><text:span text:style-name="T2"/></text:p>
        </draw:line>
        <draw:line draw:style-name="gr6" draw:text-style-name="P1" draw:layer="layout" svg:x1="7.604cm" svg:y1="16.367cm" svg:x2="7.604cm" svg:y2="8.747cm">
          <text:p text:style-name="P8"><text:span text:style-name="T2">xlim</text:span></text:p>
          <text:p text:style-name="P8"><text:span text:style-name="T2"/></text:p>
        </draw:line>
        <draw:custom-shape draw:style-name="gr10" draw:text-style-name="P12" draw:layer="layout" svg:width="13.462cm" svg:height="0.254cm" svg:x="13.192cm" svg:y="3.1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3.462cm" svg:height="0.254cm" svg:x="13.192cm" svg:y="15.6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2.192cm" svg:height="0.254cm" svg:x="13.7cm" svg:y="9.763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8.112cm" svg:y1="9.255cm" svg:x2="8.493cm" svg:y2="9.255cm">
          <text:p/>
        </draw:line>
        <draw:line draw:style-name="gr12" draw:text-style-name="P3" draw:layer="layout" svg:x1="7.858cm" svg:y1="9.001cm" svg:x2="8.493cm" svg:y2="9.001cm">
          <text:p/>
        </draw:line>
        <draw:line draw:style-name="gr12" draw:text-style-name="P3" draw:layer="layout" svg:x1="7.604cm" svg:y1="8.747cm" svg:x2="8.493cm" svg:y2="8.747cm">
          <text:p/>
        </draw:line>
        <draw:custom-shape draw:style-name="gr13" draw:text-style-name="P13" draw:layer="layout" svg:width="0.254cm" svg:height="1.016cm" svg:x="8.493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7.35cm" svg:y1="16.367cm" svg:x2="7.35cm" svg:y2="7.985cm">
          <text:p text:style-name="P8"><text:span text:style-name="T2">probe</text:span></text:p>
          <text:p text:style-name="P8"><text:span text:style-name="T2"/></text:p>
        </draw:line>
        <draw:line draw:style-name="gr6" draw:text-style-name="P1" draw:layer="layout" svg:x1="6.842cm" svg:y1="16.367cm" svg:x2="6.842cm" svg:y2="7.477cm">
          <text:p text:style-name="P8"><text:span text:style-name="T2">dtx</text:span></text:p>
          <text:p text:style-name="P8"><text:span text:style-name="T2"/></text:p>
        </draw:line>
        <draw:line draw:style-name="gr6" draw:text-style-name="P1" draw:layer="layout" svg:x1="7.096cm" svg:y1="16.367cm" svg:x2="7.096cm" svg:y2="7.731cm">
          <text:p text:style-name="P8"><text:span text:style-name="T2">drx</text:span></text:p>
          <text:p text:style-name="P8"><text:span text:style-name="T2"/></text:p>
        </draw:line>
        <draw:line draw:style-name="gr15" draw:text-style-name="P1" draw:layer="layout" svg:x1="4.302cm" svg:y1="19.669cm" svg:x2="4.302cm" svg:y2="4.81cm">
          <text:p text:style-name="P8"><text:span text:style-name="T2">usb</text:span></text:p>
          <text:p text:style-name="P8"><text:span text:style-name="T2"/></text:p>
        </draw:line>
        <draw:custom-shape draw:style-name="gr16" draw:text-style-name="P7" draw:layer="layout" svg:width="0.762cm" svg:height="0.254cm" draw:transform="rotate (1.5707963267949) translate (4.129cm 20.431cm)">
          <text:p text:style-name="P6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4.556cm" svg:y1="19.669cm" svg:x2="4.556cm" svg:y2="5.064cm">
          <text:p text:style-name="P8"><text:span text:style-name="T2">air</text:span></text:p>
          <text:p text:style-name="P8"><text:span text:style-name="T2"/></text:p>
        </draw:line>
        <draw:custom-shape draw:style-name="gr16" draw:text-style-name="P7" draw:layer="layout" svg:width="0.762cm" svg:height="0.254cm" draw:transform="rotate (1.5707963267949) translate (4.472cm 20.431cm)">
          <text:p text:style-name="P6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4" draw:layer="layout" svg:x1="7.096cm" svg:y1="7.731cm" svg:x2="8.62cm" svg:y2="7.731cm">
          <text:p/>
        </draw:line>
        <draw:line draw:style-name="gr12" draw:text-style-name="P3" draw:layer="layout" svg:x1="6.842cm" svg:y1="7.477cm" svg:x2="8.62cm" svg:y2="7.477cm">
          <text:p/>
        </draw:line>
        <draw:line draw:style-name="gr12" draw:text-style-name="P3" draw:layer="layout" svg:x1="6.588cm" svg:y1="6.969cm" svg:x2="8.62cm" svg:y2="6.969cm">
          <text:p/>
        </draw:line>
        <draw:line draw:style-name="gr17" draw:text-style-name="P3" draw:layer="layout" svg:x1="7.35cm" svg:y1="7.985cm" svg:x2="8.62cm" svg:y2="7.985cm">
          <text:p/>
        </draw:line>
        <draw:line draw:style-name="gr12" draw:text-style-name="P3" draw:layer="layout" svg:x1="6.334cm" svg:y1="6.715cm" svg:x2="8.62cm" svg:y2="6.715cm">
          <text:p/>
        </draw:line>
        <draw:line draw:style-name="gr12" draw:text-style-name="P3" draw:layer="layout" svg:x1="6.08cm" svg:y1="6.461cm" svg:x2="8.62cm" svg:y2="6.461cm">
          <text:p/>
        </draw:line>
        <draw:line draw:style-name="gr18" draw:text-style-name="P3" draw:layer="layout" svg:x1="5.826cm" svg:y1="6.08cm" svg:x2="8.366cm" svg:y2="6.08cm">
          <text:p/>
        </draw:line>
        <draw:line draw:style-name="gr18" draw:text-style-name="P3" draw:layer="layout" svg:x1="5.572cm" svg:y1="5.826cm" svg:x2="8.366cm" svg:y2="5.826cm">
          <text:p/>
        </draw:line>
        <draw:line draw:style-name="gr8" draw:text-style-name="P1" draw:layer="layout" svg:x1="5.064cm" svg:y1="19.669cm" svg:x2="5.064cm" svg:y2="16.875cm">
          <text:p text:style-name="P8"><text:span text:style-name="T2">vin</text:span></text:p>
          <text:p text:style-name="P8"><text:span text:style-name="T2"/></text:p>
        </draw:line>
        <draw:line draw:style-name="gr8" draw:text-style-name="P1" draw:layer="layout" svg:x1="5.318cm" svg:y1="19.669cm" svg:x2="5.318cm" svg:y2="5.572cm">
          <text:p text:style-name="P8"><text:span text:style-name="T2">mgnd</text:span></text:p>
          <text:p text:style-name="P8"><text:span text:style-name="T2"/></text:p>
        </draw:line>
        <draw:line draw:style-name="gr18" draw:text-style-name="P3" draw:layer="layout" svg:x1="5.318cm" svg:y1="5.572cm" svg:x2="8.366cm" svg:y2="5.572cm">
          <text:p/>
        </draw:line>
        <draw:line draw:style-name="gr18" draw:text-style-name="P3" draw:layer="layout" svg:x1="5.064cm" svg:y1="5.318cm" svg:x2="8.366cm" svg:y2="5.318cm">
          <text:p/>
        </draw:line>
        <draw:line draw:style-name="gr6" draw:text-style-name="P1" draw:layer="layout" svg:x1="8.747cm" svg:y1="9.001cm" svg:x2="9.89cm" svg:y2="9.001cm">
          <text:p text:style-name="P8"><text:span text:style-name="T2">xdir</text:span></text:p>
          <text:p text:style-name="P8"><text:span text:style-name="T2"/></text:p>
        </draw:line>
        <draw:line draw:style-name="gr6" draw:text-style-name="P1" draw:layer="layout" svg:x1="8.747cm" svg:y1="8.747cm" svg:x2="10.144cm" svg:y2="8.747cm">
          <text:p text:style-name="P8"><text:span text:style-name="T2">xstep</text:span></text:p>
          <text:p text:style-name="P8"><text:span text:style-name="T2"/></text:p>
        </draw:line>
        <draw:custom-shape draw:style-name="gr7" draw:text-style-name="P9" draw:layer="layout" svg:width="1.27cm" svg:height="1.27cm" svg:x="20.939cm" svg:y="12.557cm">
          <text:p text:style-name="P6"><text:span text:style-name="T1">z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1.27cm" svg:height="0.254cm" draw:transform="rotate (1.5707963267949) translate (19.288cm 13.827cm)">
          <text:p text:style-name="P6"><text:span text:style-name="T3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1.27cm" svg:height="0.254cm" draw:transform="rotate (1.5707963267949) translate (18.78cm 13.827cm)">
          <text:p text:style-name="P6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4.826cm" svg:height="0.254cm" svg:x="18.78cm" svg:y="8.74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27cm" svg:height="0.254cm" draw:transform="rotate (1.5707963267949) translate (20.304cm 13.827cm)">
          <text:p text:style-name="P6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0.508cm" svg:height="0.254cm" draw:transform="rotate (1.5707963267949) translate (12.557cm 15.351cm)">
          <text:p text:style-name="P6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0.508cm" svg:height="0.254cm" draw:transform="rotate (1.5707963267949) translate (12.557cm 3.667cm)">
          <text:p text:style-name="P6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8.747cm" svg:y1="9.255cm" svg:x2="11.16cm" svg:y2="9.255cm">
          <text:p text:style-name="P8"><text:span text:style-name="T2">xlim</text:span></text:p>
          <text:p text:style-name="P8"><text:span text:style-name="T2"/></text:p>
        </draw:line>
        <draw:line draw:style-name="gr8" draw:text-style-name="P1" draw:layer="layout" svg:x1="22.082cm" svg:y1="12.557cm" svg:x2="22.082cm" svg:y2="9.001cm">
          <text:p text:style-name="P8"><text:span text:style-name="T2">vin</text:span></text:p>
          <text:p text:style-name="P8"><text:span text:style-name="T2"/></text:p>
        </draw:line>
        <draw:line draw:style-name="gr8" draw:text-style-name="P1" draw:layer="layout" svg:x1="21.828cm" svg:y1="12.557cm" svg:x2="21.828cm" svg:y2="9.001cm">
          <text:p text:style-name="P8"><text:span text:style-name="T2">dgnd</text:span></text:p>
          <text:p text:style-name="P8"><text:span text:style-name="T2"/></text:p>
        </draw:line>
        <draw:line draw:style-name="gr6" draw:text-style-name="P1" draw:layer="layout" svg:x1="21.574cm" svg:y1="12.557cm" svg:x2="21.574cm" svg:y2="9.001cm">
          <text:p text:style-name="P8"><text:span text:style-name="T2">zstep</text:span></text:p>
          <text:p text:style-name="P8"><text:span text:style-name="T2"/></text:p>
        </draw:line>
        <draw:line draw:style-name="gr6" draw:text-style-name="P1" draw:layer="layout" svg:x1="21.32cm" svg:y1="12.557cm" svg:x2="21.32cm" svg:y2="9.001cm">
          <text:p text:style-name="P8"><text:span text:style-name="T2">zdir</text:span></text:p>
          <text:p text:style-name="P8"><text:span text:style-name="T2"/></text:p>
        </draw:line>
        <draw:line draw:style-name="gr6" draw:text-style-name="P1" draw:layer="layout" svg:x1="21.066cm" svg:y1="12.557cm" svg:x2="21.066cm" svg:y2="9.001cm">
          <text:p text:style-name="P8"><text:span text:style-name="T2">stepen</text:span></text:p>
          <text:p text:style-name="P8"><text:span text:style-name="T2"/></text:p>
        </draw:line>
        <draw:custom-shape draw:style-name="gr7" draw:text-style-name="P16" draw:layer="layout" svg:width="1.27cm" svg:height="1.27cm" svg:x="22.463cm" svg:y="11.541cm">
          <text:p text:style-name="P6"><text:span text:style-name="T4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22.59cm" svg:y1="11.541cm" svg:x2="22.59cm" svg:y2="9.001cm">
          <text:p text:style-name="P8"><text:span text:style-name="T2">vcc</text:span></text:p>
          <text:p text:style-name="P8"><text:span text:style-name="T2"/></text:p>
        </draw:line>
        <draw:line draw:style-name="gr8" draw:text-style-name="P1" draw:layer="layout" svg:x1="22.844cm" svg:y1="11.541cm" svg:x2="22.844cm" svg:y2="9.001cm">
          <text:p text:style-name="P8"><text:span text:style-name="T2">ggnd</text:span></text:p>
          <text:p text:style-name="P8"><text:span text:style-name="T2"/></text:p>
        </draw:line>
        <draw:line draw:style-name="gr6" draw:text-style-name="P1" draw:layer="layout" svg:x1="23.098cm" svg:y1="11.541cm" svg:x2="23.098cm" svg:y2="9.001cm">
          <text:p text:style-name="P8"><text:span text:style-name="T2">dtx</text:span></text:p>
          <text:p text:style-name="P8"><text:span text:style-name="T2"/></text:p>
        </draw:line>
        <draw:line draw:style-name="gr6" draw:text-style-name="P1" draw:layer="layout" svg:x1="23.352cm" svg:y1="11.541cm" svg:x2="23.352cm" svg:y2="9.001cm">
          <text:p text:style-name="P8"><text:span text:style-name="T2">drx</text:span></text:p>
          <text:p text:style-name="P8"><text:span text:style-name="T2"/></text:p>
        </draw:line>
        <draw:line draw:style-name="gr6" draw:text-style-name="P1" draw:layer="layout" svg:x1="20.558cm" svg:y1="12.557cm" svg:x2="20.558cm" svg:y2="9.001cm">
          <text:p text:style-name="P8"><text:span text:style-name="T2">dgnd</text:span></text:p>
          <text:p text:style-name="P8"><text:span text:style-name="T2"/></text:p>
        </draw:line>
        <draw:line draw:style-name="gr6" draw:text-style-name="P1" draw:layer="layout" svg:x1="20.304cm" svg:y1="12.557cm" svg:x2="20.304cm" svg:y2="9.001cm">
          <text:p text:style-name="P8"><text:span text:style-name="T2">zlim</text:span></text:p>
          <text:p text:style-name="P8"><text:span text:style-name="T2"/></text:p>
        </draw:line>
        <draw:custom-shape draw:style-name="gr7" draw:text-style-name="P9" draw:layer="layout" svg:width="1.27cm" svg:height="1.27cm" svg:x="9.532cm" svg:y="9.65cm">
          <text:p text:style-name="P6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1.778cm" svg:height="0.254cm" draw:transform="rotate (1.5707963267949) translate (13.446cm 10.779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778cm" svg:height="0.254cm" draw:transform="rotate (1.5707963267949) translate (25.892cm 10.779cm)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9.796cm" svg:y1="12.557cm" svg:x2="19.796cm" svg:y2="9.001cm">
          <text:p text:style-name="P8"><text:span text:style-name="T2">probe</text:span></text:p>
          <text:p text:style-name="P8"><text:span text:style-name="T2"/></text:p>
        </draw:line>
        <draw:line draw:style-name="gr6" draw:text-style-name="P1" draw:layer="layout" svg:x1="20.05cm" svg:y1="12.557cm" svg:x2="20.05cm" svg:y2="9.001cm">
          <text:p text:style-name="P8"><text:span text:style-name="T2">dgnd</text:span></text:p>
          <text:p text:style-name="P8"><text:span text:style-name="T2"/></text:p>
        </draw:line>
        <draw:line draw:style-name="gr15" draw:text-style-name="P1" draw:layer="layout" svg:x1="19.415cm" svg:y1="12.557cm" svg:x2="19.415cm" svg:y2="9.001cm">
          <text:p text:style-name="P8"><text:span text:style-name="T2">usb</text:span></text:p>
          <text:p text:style-name="P8"><text:span text:style-name="T2"/></text:p>
        </draw:line>
        <draw:line draw:style-name="gr15" draw:text-style-name="P1" draw:layer="layout" svg:x1="18.907cm" svg:y1="12.557cm" svg:x2="18.907cm" svg:y2="9.001cm">
          <text:p text:style-name="P8"><text:span text:style-name="T2">air</text:span></text:p>
          <text:p text:style-name="P8"><text:span text:style-name="T2"/></text:p>
        </draw:line>
        <draw:line draw:style-name="gr23" draw:text-style-name="P3" draw:layer="layout" svg:x1="4.556cm" svg:y1="5.064cm" svg:x2="8.62cm" svg:y2="5.064cm">
          <text:p/>
        </draw:line>
        <draw:line draw:style-name="gr23" draw:text-style-name="P3" draw:layer="layout" svg:x1="4.302cm" svg:y1="4.81cm" svg:x2="8.62cm" svg:y2="4.81cm">
          <text:p/>
        </draw:line>
        <draw:line draw:style-name="gr14" draw:text-style-name="P1" draw:layer="layout" svg:x1="8.62cm" svg:y1="7.985cm" svg:x2="19.034cm" svg:y2="7.985cm">
          <text:p text:style-name="P8"><text:span text:style-name="T2">probe</text:span></text:p>
          <text:p text:style-name="P8"><text:span text:style-name="T2"/></text:p>
        </draw:line>
        <draw:line draw:style-name="gr6" draw:text-style-name="P1" draw:layer="layout" svg:x1="8.62cm" svg:y1="6.715cm" svg:x2="20.304cm" svg:y2="6.715cm">
          <text:p text:style-name="P8"><text:span text:style-name="T2">zdir</text:span></text:p>
          <text:p text:style-name="P8"><text:span text:style-name="T2"/></text:p>
        </draw:line>
        <draw:line draw:style-name="gr6" draw:text-style-name="P1" draw:layer="layout" svg:x1="8.62cm" svg:y1="6.461cm" svg:x2="20.558cm" svg:y2="6.461cm">
          <text:p text:style-name="P8"><text:span text:style-name="T2">zstep</text:span></text:p>
          <text:p text:style-name="P8"><text:span text:style-name="T2"/></text:p>
        </draw:line>
        <draw:line draw:style-name="gr8" draw:text-style-name="P1" draw:layer="layout" svg:x1="8.62cm" svg:y1="6.08cm" svg:x2="20.812cm" svg:y2="6.08cm">
          <text:p text:style-name="P8"><text:span text:style-name="T2">dgnd</text:span></text:p>
          <text:p text:style-name="P8"><text:span text:style-name="T2"/></text:p>
        </draw:line>
        <draw:line draw:style-name="gr8" draw:text-style-name="P1" draw:layer="layout" svg:x1="7.604cm" svg:y1="5.826cm" svg:x2="21.066cm" svg:y2="5.826cm">
          <text:p text:style-name="P8"><text:span text:style-name="T2">vcc</text:span></text:p>
          <text:p text:style-name="P8"><text:span text:style-name="T2"/></text:p>
        </draw:line>
        <draw:line draw:style-name="gr8" draw:text-style-name="P1" draw:layer="layout" svg:x1="8.62cm" svg:y1="5.572cm" svg:x2="21.32cm" svg:y2="5.572cm">
          <text:p text:style-name="P8"><text:span text:style-name="T2">mgnd</text:span></text:p>
          <text:p text:style-name="P8"><text:span text:style-name="T2"/></text:p>
        </draw:line>
        <draw:line draw:style-name="gr8" draw:text-style-name="P1" draw:layer="layout" svg:x1="8.62cm" svg:y1="5.318cm" svg:x2="21.574cm" svg:y2="5.318cm">
          <text:p text:style-name="P8"><text:span text:style-name="T2">vin</text:span></text:p>
          <text:p text:style-name="P8"><text:span text:style-name="T2"/></text:p>
        </draw:line>
        <draw:line draw:style-name="gr15" draw:text-style-name="P1" draw:layer="layout" svg:x1="8.62cm" svg:y1="5.064cm" svg:x2="21.828cm" svg:y2="5.064cm">
          <text:p text:style-name="P8"><text:span text:style-name="T2">air</text:span></text:p>
          <text:p text:style-name="P8"><text:span text:style-name="T2"/></text:p>
        </draw:line>
        <draw:line draw:style-name="gr15" draw:text-style-name="P1" draw:layer="layout" svg:x1="8.62cm" svg:y1="4.81cm" svg:x2="22.082cm" svg:y2="4.81cm">
          <text:p text:style-name="P8"><text:span text:style-name="T2">usb</text:span></text:p>
          <text:p text:style-name="P8"><text:span text:style-name="T2"/></text:p>
        </draw:line>
        <draw:line draw:style-name="gr6" draw:text-style-name="P1" draw:layer="layout" svg:x1="8.62cm" svg:y1="7.483cm" svg:x2="19.542cm" svg:y2="7.477cm">
          <text:p text:style-name="P8"><text:span text:style-name="T2">dtx</text:span></text:p>
          <text:p text:style-name="P8"><text:span text:style-name="T2"/></text:p>
        </draw:line>
        <draw:line draw:style-name="gr6" draw:text-style-name="P1" draw:layer="layout" svg:x1="8.62cm" svg:y1="7.731cm" svg:x2="19.288cm" svg:y2="7.731cm">
          <text:p text:style-name="P8"><text:span text:style-name="T2">drx</text:span></text:p>
          <text:p text:style-name="P8"><text:span text:style-name="T2"/></text:p>
        </draw:line>
        <draw:line draw:style-name="gr12" draw:text-style-name="P3" draw:layer="layout" svg:x1="19.288cm" svg:y1="7.731cm" svg:x2="19.288cm" svg:y2="8.747cm">
          <text:p/>
        </draw:line>
        <draw:line draw:style-name="gr12" draw:text-style-name="P3" draw:layer="layout" svg:x1="19.542cm" svg:y1="7.477cm" svg:x2="19.542cm" svg:y2="8.747cm">
          <text:p/>
        </draw:line>
        <draw:line draw:style-name="gr17" draw:text-style-name="P3" draw:layer="layout" svg:x1="19.034cm" svg:y1="7.985cm" svg:x2="19.034cm" svg:y2="8.747cm">
          <text:p/>
        </draw:line>
        <draw:line draw:style-name="gr12" draw:text-style-name="P3" draw:layer="layout" svg:x1="20.05cm" svg:y1="6.969cm" svg:x2="20.05cm" svg:y2="8.747cm">
          <text:p/>
        </draw:line>
        <draw:line draw:style-name="gr12" draw:text-style-name="P3" draw:layer="layout" svg:x1="20.304cm" svg:y1="6.715cm" svg:x2="20.304cm" svg:y2="8.747cm">
          <text:p/>
        </draw:line>
        <draw:line draw:style-name="gr12" draw:text-style-name="P3" draw:layer="layout" svg:x1="20.558cm" svg:y1="6.461cm" svg:x2="20.558cm" svg:y2="8.747cm">
          <text:p/>
        </draw:line>
        <draw:line draw:style-name="gr18" draw:text-style-name="P3" draw:layer="layout" svg:x1="20.812cm" svg:y1="6.08cm" svg:x2="20.812cm" svg:y2="8.747cm">
          <text:p/>
        </draw:line>
        <draw:line draw:style-name="gr18" draw:text-style-name="P3" draw:layer="layout" svg:x1="21.066cm" svg:y1="5.826cm" svg:x2="21.066cm" svg:y2="8.747cm">
          <text:p/>
        </draw:line>
        <draw:line draw:style-name="gr18" draw:text-style-name="P3" draw:layer="layout" svg:x1="21.32cm" svg:y1="5.572cm" svg:x2="21.32cm" svg:y2="8.747cm">
          <text:p/>
        </draw:line>
        <draw:line draw:style-name="gr18" draw:text-style-name="P3" draw:layer="layout" svg:x1="21.574cm" svg:y1="5.318cm" svg:x2="21.574cm" svg:y2="8.747cm">
          <text:p/>
        </draw:line>
        <draw:line draw:style-name="gr23" draw:text-style-name="P3" draw:layer="layout" svg:x1="21.828cm" svg:y1="5.064cm" svg:x2="21.828cm" svg:y2="8.747cm">
          <text:p/>
        </draw:line>
        <draw:line draw:style-name="gr23" draw:text-style-name="P3" draw:layer="layout" svg:x1="22.082cm" svg:y1="4.81cm" svg:x2="22.082cm" svg:y2="8.747cm">
          <text:p/>
        </draw:line>
        <draw:custom-shape draw:style-name="gr24" draw:text-style-name="P7" draw:layer="layout" svg:width="1.111cm" svg:height="1.016cm" svg:x="6.277cm" svg:y="17.383cm">
          <text:p text:style-name="P6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8" draw:layer="layout" svg:width="4.858cm" svg:height="2.064cm" svg:x="22.082cm" svg:y="18.526cm">
          <text:p text:style-name="P17"><text:span text:style-name="T1">WorkBee Wire Routing</text:span></text:p>
          <text:p text:style-name="P17"><text:span text:style-name="T1">Craig Hollabaugh</text:span></text:p>
          <text:p text:style-name="P17"><text:span text:style-name="T1">1903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2" draw:layer="layout" svg:x1="25.765cm" svg:y1="9.255cm" svg:x2="25.765cm" svg:y2="9.509cm">
          <text:p/>
        </draw:line>
        <draw:custom-shape draw:style-name="gr21" draw:text-style-name="P15" draw:layer="layout" svg:width="0.508cm" svg:height="0.254cm" svg:x="13.954cm" svg:y="9.128cm">
          <text:p text:style-name="P6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43cm" svg:y1="13.954cm" svg:x2="12.43cm" svg:y2="2.778cm">
          <text:p/>
        </draw:line>
        <draw:line draw:style-name="gr27" draw:text-style-name="P1" draw:layer="layout" svg:x1="11.414cm" svg:y1="13.192cm" svg:x2="11.414cm" svg:y2="2.778cm">
          <text:p/>
        </draw:line>
        <draw:line draw:style-name="gr27" draw:text-style-name="P1" draw:layer="layout" svg:x1="11.668cm" svg:y1="13.446cm" svg:x2="11.668cm" svg:y2="2.778cm">
          <text:p/>
        </draw:line>
        <draw:line draw:style-name="gr27" draw:text-style-name="P1" draw:layer="layout" svg:x1="10.652cm" svg:y1="9.636cm" svg:x2="10.652cm" svg:y2="5.318cm">
          <text:p/>
        </draw:line>
        <draw:line draw:style-name="gr27" draw:text-style-name="P1" draw:layer="layout" svg:x1="10.398cm" svg:y1="9.636cm" svg:x2="10.398cm" svg:y2="5.572cm">
          <text:p/>
        </draw:line>
        <draw:line draw:style-name="gr26" draw:text-style-name="P2" draw:layer="layout" svg:x1="9.89cm" svg:y1="9.636cm" svg:x2="9.89cm" svg:y2="9.001cm">
          <text:p/>
        </draw:line>
        <draw:line draw:style-name="gr26" draw:text-style-name="P2" draw:layer="layout" svg:x1="10.144cm" svg:y1="9.636cm" svg:x2="10.144cm" svg:y2="8.747cm">
          <text:p/>
        </draw:line>
        <draw:line draw:style-name="gr28" draw:text-style-name="P2" draw:layer="layout" svg:x1="5.318cm" svg:y1="13.446cm" svg:x2="11.668cm" svg:y2="13.446cm">
          <text:p/>
        </draw:line>
        <draw:line draw:style-name="gr28" draw:text-style-name="P2" draw:layer="layout" svg:x1="5.064cm" svg:y1="13.192cm" svg:x2="11.414cm" svg:y2="13.192cm">
          <text:p/>
        </draw:line>
        <draw:line draw:style-name="gr28" draw:text-style-name="P2" draw:layer="layout" svg:x1="5.826cm" svg:y1="16.494cm" svg:x2="5.953cm" svg:y2="16.494cm">
          <text:p/>
        </draw:line>
        <draw:line draw:style-name="gr28" draw:text-style-name="P2" draw:layer="layout" svg:x1="5.572cm" svg:y1="16.748cm" svg:x2="5.953cm" svg:y2="16.748cm">
          <text:p/>
        </draw:line>
        <draw:line draw:style-name="gr26" draw:text-style-name="P2" draw:layer="layout" svg:x1="12.684cm" svg:y1="2.905cm" svg:x2="11.668cm" svg:y2="2.905cm">
          <text:p/>
        </draw:line>
        <draw:line draw:style-name="gr28" draw:text-style-name="P2" draw:layer="layout" svg:x1="6.207cm" svg:y1="19.542cm" svg:x2="5.318cm" svg:y2="19.542cm">
          <text:p/>
        </draw:line>
        <draw:line draw:style-name="gr29" draw:text-style-name="P2" draw:layer="layout" svg:x1="5.064cm" svg:y1="18.78cm" svg:x2="6.08cm" svg:y2="18.78cm">
          <text:p/>
        </draw:line>
        <draw:line draw:style-name="gr28" draw:text-style-name="P2" draw:layer="layout" svg:x1="6.207cm" svg:y1="19.542cm" svg:x2="6.207cm" svg:y2="19.415cm">
          <text:p/>
        </draw:line>
        <draw:custom-shape draw:style-name="gr30" draw:text-style-name="P13" draw:layer="layout" svg:width="0.127cm" svg:height="0.127cm" svg:x="6.207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9" draw:layer="layout" svg:width="2.159cm" svg:height="0.526cm" svg:x="6.111cm" svg:y="16.803cm">
          <draw:text-box>
            <text:p><text:span text:style-name="T2">POWER</text:span></text:p>
          </draw:text-box>
        </draw:frame>
        <draw:line draw:style-name="gr32" draw:text-style-name="P2" draw:layer="layout" svg:x1="5.191cm" svg:y1="14.97cm" svg:x2="8.366cm" svg:y2="14.97cm">
          <text:p/>
        </draw:line>
        <draw:line draw:style-name="gr14" draw:text-style-name="P1" draw:layer="layout" svg:x1="8.366cm" svg:y1="16.367cm" svg:x2="8.366cm" svg:y2="14.97cm">
          <text:p text:style-name="P8"><text:span text:style-name="T2">msense</text:span></text:p>
          <text:p text:style-name="P8"><text:span text:style-name="T2"/></text:p>
        </draw:line>
        <draw:line draw:style-name="gr3" draw:text-style-name="P3" draw:layer="layout" svg:x1="10.779cm" svg:y1="17.637cm" svg:x2="10.017cm" svg:y2="17.129cm">
          <text:p/>
        </draw:line>
        <draw:line draw:style-name="gr3" draw:text-style-name="P3" draw:layer="layout" svg:x1="10.779cm" svg:y1="17.637cm" svg:x2="9.89cm" svg:y2="17.129cm">
          <text:p/>
        </draw:line>
        <draw:line draw:style-name="gr3" draw:text-style-name="P3" draw:layer="layout" svg:x1="10.779cm" svg:y1="17.637cm" svg:x2="9.255cm" svg:y2="17.129cm">
          <text:p/>
        </draw:line>
        <draw:line draw:style-name="gr3" draw:text-style-name="P3" draw:layer="layout" svg:x1="8.366cm" svg:y1="17.129cm" svg:x2="11.033cm" svg:y2="17.637cm">
          <text:p/>
        </draw:line>
        <draw:line draw:style-name="gr3" draw:text-style-name="P3" draw:layer="layout" svg:x1="9.435cm" svg:y1="17.465cm" svg:x2="10.779cm" svg:y2="17.637cm">
          <text:p/>
        </draw:line>
        <draw:line draw:style-name="gr3" draw:text-style-name="P3" draw:layer="layout" svg:x1="8.62cm" svg:y1="17.51cm" svg:x2="10.779cm" svg:y2="17.637cm">
          <text:p/>
        </draw:line>
        <draw:line draw:style-name="gr3" draw:text-style-name="P3" draw:layer="layout" svg:x1="9.382cm" svg:y1="17.51cm" svg:x2="10.779cm" svg:y2="17.637cm">
          <text:p/>
        </draw:line>
        <draw:line draw:style-name="gr3" draw:text-style-name="P3" draw:layer="layout" svg:x1="8.62cm" svg:y1="17.637cm" svg:x2="10.652cm" svg:y2="17.637cm">
          <text:p/>
        </draw:line>
        <draw:line draw:style-name="gr3" draw:text-style-name="P3" draw:layer="layout" svg:x1="9.128cm" svg:y1="17.129cm" svg:x2="10.906cm" svg:y2="17.637cm">
          <text:p/>
        </draw:line>
        <draw:line draw:style-name="gr3" draw:text-style-name="P3" draw:layer="layout" svg:x1="8.239cm" svg:y1="17.129cm" svg:x2="10.906cm" svg:y2="17.637cm">
          <text:p/>
        </draw:line>
        <draw:line draw:style-name="gr3" draw:text-style-name="P3" draw:layer="layout" svg:x1="8.62cm" svg:y1="18.272cm" svg:x2="10.779cm" svg:y2="17.764cm">
          <text:p/>
        </draw:line>
        <draw:line draw:style-name="gr3" draw:text-style-name="P3" draw:layer="layout" svg:x1="8.62cm" svg:y1="18.399cm" svg:x2="10.779cm" svg:y2="17.764cm">
          <text:p/>
        </draw:line>
        <draw:line draw:style-name="gr3" draw:text-style-name="P3" draw:layer="layout" svg:x1="9.382cm" svg:y1="18.272cm" svg:x2="10.779cm" svg:y2="17.891cm">
          <text:p/>
        </draw:line>
        <draw:line draw:style-name="gr3" draw:text-style-name="P3" draw:layer="layout" svg:x1="9.001cm" svg:y1="18.526cm" svg:x2="10.779cm" svg:y2="17.764cm">
          <text:p/>
        </draw:line>
        <draw:line draw:style-name="gr3" draw:text-style-name="P3" draw:layer="layout" svg:x1="10.017cm" svg:y1="18.145cm" svg:x2="10.906cm" svg:y2="17.764cm">
          <text:p/>
        </draw:line>
        <draw:line draw:style-name="gr3" draw:text-style-name="P3" draw:layer="layout" svg:x1="9.89cm" svg:y1="18.145cm" svg:x2="10.779cm" svg:y2="17.764cm">
          <text:p/>
        </draw:line>
        <draw:custom-shape draw:style-name="gr33" draw:text-style-name="P20" draw:layer="layout" svg:width="0.556cm" svg:height="0.508cm" svg:x="8.112cm" svg:y="16.621cm">
          <text:p text:style-name="P6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555cm" svg:height="0.508cm" svg:x="9.778cm" svg:y="16.621cm">
          <text:p text:style-name="P6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555cm" svg:height="0.508cm" svg:x="8.945cm" svg:y="16.621cm">
          <text:p text:style-name="P6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127cm" svg:height="0.127cm" svg:x="8.138cm" svg:y="16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127cm" svg:height="0.127cm" svg:x="8.978cm" svg:y="16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127cm" svg:height="0.127cm" svg:x="9.808cm" svg:y="1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555cm" svg:height="0.508cm" svg:x="8.945cm" svg:y="17.383cm">
          <text:p text:style-name="P6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6cm" svg:height="0.508cm" svg:x="8.112cm" svg:y="17.383cm">
          <text:p text:style-name="P6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127cm" svg:height="0.127cm" svg:x="8.141cm" svg:y="17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127cm" svg:height="0.127cm" svg:x="8.973cm" svg:y="17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0.127cm" svg:height="0.127cm" svg:x="8.137cm" svg:y="18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303cm" svg:y1="17.637cm" svg:x2="12.684cm" svg:y2="17.002cm">
          <text:p/>
        </draw:line>
        <draw:line draw:style-name="gr3" draw:text-style-name="P3" draw:layer="layout" svg:x1="13.192cm" svg:y1="17.256cm" svg:x2="12.303cm" svg:y2="17.637cm">
          <text:p/>
        </draw:line>
        <draw:line draw:style-name="gr3" draw:text-style-name="P3" draw:layer="layout" svg:x1="12.684cm" svg:y1="17.764cm" svg:x2="12.303cm" svg:y2="17.637cm">
          <text:p/>
        </draw:line>
        <draw:custom-shape draw:style-name="gr36" draw:text-style-name="P7" draw:layer="layout" svg:width="0.603cm" svg:height="0.635cm" svg:x="12.557cm" svg:y="16.494cm">
          <text:p text:style-name="P6"><text:span text:style-name="T2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2" draw:layer="layout" svg:width="0.603cm" svg:height="0.635cm" svg:x="13.065cm" svg:y="17.002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4" draw:layer="layout" svg:width="0.603cm" svg:height="0.635cm" svg:x="12.589cm" svg:y="17.51cm">
          <text:p text:style-name="P23"><text:span text:style-name="T2">cycle</text:span></text:p>
          <text:p text:style-name="P23"><text:span text:style-name="T2">star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525cm" svg:y1="17.637cm" svg:x2="10.271cm" svg:y2="17.637cm">
          <text:p/>
        </draw:line>
        <draw:custom-shape draw:style-name="gr37" draw:text-style-name="P25" draw:layer="layout" svg:width="0.555cm" svg:height="0.508cm" svg:x="12.129cm" svg:y="18.399cm">
          <text:p text:style-name="P6"><text:span text:style-name="T5">S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938cm" svg:y1="18.399cm" svg:x2="11.922cm" svg:y2="17.764cm">
          <text:p/>
        </draw:line>
        <draw:custom-shape draw:style-name="gr38" draw:text-style-name="P20" draw:layer="layout" svg:width="0.635cm" svg:height="0.508cm" svg:x="11.414cm" svg:y="18.399cm">
          <text:p text:style-name="P6"><text:span text:style-name="T5">USB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3cm" svg:y1="18.399cm" svg:x2="11.922cm" svg:y2="17.764cm">
          <text:p/>
        </draw:line>
        <draw:custom-shape draw:style-name="gr39" draw:text-style-name="P25" draw:layer="layout" svg:width="1.016cm" svg:height="0.508cm" svg:x="11.414cm" svg:y="16.621cm">
          <text:p text:style-name="P6"><text:span text:style-name="T5">Disp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922cm" svg:y1="17.383cm" svg:x2="11.922cm" svg:y2="17.129cm">
          <text:p/>
        </draw:line>
        <draw:frame draw:style-name="gr40" draw:text-style-name="P26" draw:layer="layout" svg:width="0.772cm" svg:height="0.408cm" draw:transform="rotate (1.5707963267949) translate (11.654cm 17.611cm)">
          <draw:text-box>
            <text:p><text:span text:style-name="T6">I2C</text:span></text:p>
          </draw:text-box>
        </draw:frame>
        <draw:frame draw:style-name="gr40" draw:text-style-name="P26" draw:layer="layout" svg:width="0.772cm" svg:height="0.408cm" draw:transform="rotate (1.5707963267949) translate (11.122cm 17.853cm)">
          <draw:text-box>
            <text:p><text:span text:style-name="T6">I2C</text:span></text:p>
          </draw:text-box>
        </draw:frame>
        <draw:custom-shape draw:style-name="gr21" draw:text-style-name="P15" draw:layer="layout" svg:width="0.508cm" svg:height="0.254cm" svg:x="25.13cm" svg:y="9.128cm">
          <text:p text:style-name="P6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2" draw:layer="layout" svg:width="4.699cm" svg:height="0.254cm" svg:x="18.78cm" svg:y="10.39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.429cm" svg:height="0.254cm" svg:x="18.78cm" svg:y="10.779cm">
          <text:p/>
          <draw:enhanced-geometry svg:viewBox="0 0 21600 21600" draw:type="rectangle" draw:enhanced-path="M 0 0 L 21600 0 21600 21600 0 21600 0 0 Z N"/>
        </draw:custom-shape>
        <draw:line draw:style-name="gr43" draw:text-style-name="P27" draw:layer="layout" svg:x1="24.876cm" svg:y1="16.621cm" svg:x2="26.4cm" svg:y2="16.621cm">
          <text:p text:style-name="P6"><text:span text:style-name="T2">other</text:span></text:p>
          <text:p text:style-name="P6"><text:span text:style-name="T2"/></text:p>
        </draw:line>
        <draw:line draw:style-name="gr44" draw:text-style-name="P28" draw:layer="layout" svg:x1="24.876cm" svg:y1="16.875cm" svg:x2="26.4cm" svg:y2="16.875cm">
          <text:p text:style-name="P6"><text:span text:style-name="T7">power</text:span></text:p>
          <text:p text:style-name="P6"><text:span text:style-name="T7"/></text:p>
        </draw:line>
        <draw:line draw:style-name="gr45" draw:text-style-name="P28" draw:layer="layout" svg:x1="24.876cm" svg:y1="17.129cm" svg:x2="26.4cm" svg:y2="17.129cm">
          <text:p text:style-name="P6"><text:span text:style-name="T7">digital</text:span></text:p>
          <text:p text:style-name="P6"><text:span text:style-name="T7"/></text:p>
        </draw:line>
        <draw:line draw:style-name="gr46" draw:text-style-name="P28" draw:layer="layout" svg:x1="24.876cm" svg:y1="17.383cm" svg:x2="26.4cm" svg:y2="17.383cm">
          <text:p text:style-name="P6"><text:span text:style-name="T7">analog</text:span></text:p>
          <text:p text:style-name="P6"><text:span text:style-name="T7"/></text:p>
        </draw:line>
        <draw:custom-shape draw:style-name="gr47" draw:text-style-name="P29" draw:layer="layout" svg:width="1.524cm" svg:height="0.508cm" svg:x="24.876cm" svg:y="17.637cm">
          <text:p text:style-name="P6"><text:span text:style-name="T5">futur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731cm" svg:y1="18.399cm" svg:x2="11.541cm" svg:y2="17.764cm">
          <text:p/>
        </draw:line>
        <draw:custom-shape draw:style-name="gr36" draw:text-style-name="P22" draw:layer="layout" svg:width="0.603cm" svg:height="0.635cm" svg:x="7.35cm" svg:y="18.145cm">
          <text:p text:style-name="P21"><text:span text:style-name="T2">feed</text:span></text:p>
          <text:p text:style-name="P21"><text:span text:style-name="T2">ov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7" draw:layer="layout" svg:width="0.889cm" svg:height="0.254cm" draw:transform="rotate (1.5707963267949) translate (4.937cm 17.764cm)">
          <text:p text:style-name="P6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3" draw:layer="layout" svg:x1="5.064cm" svg:y1="16.875cm" svg:x2="5.064cm" svg:y2="5.318cm">
          <text:p/>
        </draw:line>
        <draw:custom-shape draw:style-name="gr48" draw:text-style-name="P7" draw:layer="layout" svg:width="0.889cm" svg:height="0.254cm" draw:transform="rotate (1.5707963267949) translate (4.937cm 15.732cm)">
          <text:p text:style-name="P6"><text:span text:style-name="T2">m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143cm" svg:y1="4.556cm" svg:x2="22.336cm" svg:y2="4.556cm">
          <text:p/>
        </draw:line>
        <draw:custom-shape draw:style-name="gr49" draw:text-style-name="P7" draw:layer="layout" svg:width="1.111cm" svg:height="1.169cm" svg:x="21.066cm" svg:y="13.954cm">
          <text:p text:style-name="P6"><text:span text:style-name="T2">spin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0" draw:layer="layout" svg:x1="1.508cm" svg:y1="20.59cm" svg:x2="5.191cm" svg:y2="20.558cm">
          <text:p text:style-name="P4"><text:span text:style-name="T2">AC</text:span></text:p>
          <text:p text:style-name="P4"><text:span text:style-name="T2"/></text:p>
        </draw:line>
        <draw:line draw:style-name="gr2" draw:text-style-name="P2" draw:layer="layout" svg:x1="2.143cm" svg:y1="20.558cm" svg:x2="2.143cm" svg:y2="14.843cm">
          <text:p/>
        </draw:line>
        <draw:line draw:style-name="gr2" draw:text-style-name="P2" draw:layer="layout" svg:x1="5.191cm" svg:y1="20.431cm" svg:x2="5.192cm" svg:y2="20.558cm">
          <text:p/>
        </draw:line>
        <draw:line draw:style-name="gr50" draw:text-style-name="P31" draw:layer="layout" svg:x1="24.876cm" svg:y1="16.367cm" svg:x2="26.527cm" svg:y2="16.367cm">
          <text:p text:style-name="P6"><text:span text:style-name="T2">AC</text:span></text:p>
          <text:p text:style-name="P6"><text:span text:style-name="T2"/></text:p>
        </draw:line>
        <draw:path draw:style-name="gr26" draw:text-style-name="P2" draw:layer="layout" svg:width="1.602cm" svg:height="0.769cm" draw:transform="rotate (-1.5707963267949) translate (20.685cm 13.726cm)" svg:viewBox="0 0 1603 770" svg:d="M0 770c108-3 213-4 325-11 161-10 315-30 446-71 100-32 181-75 272-114 92-39 190-76 265-125 59-38 85-83 121-125s31-88 60-132c29-42 34-89 76-131l23-36 15-25">
          <text:p/>
        </draw:path>
        <draw:custom-shape draw:style-name="gr19" draw:text-style-name="P15" draw:layer="layout" svg:width="1.27cm" svg:height="0.254cm" draw:transform="rotate (1.5707963267949) translate (20.685cm 15.859cm)">
          <text:p text:style-name="P6"><text:span text:style-name="T3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1.27cm" svg:height="0.254cm" draw:transform="rotate (1.5707963267949) translate (19.796cm 13.827cm)">
          <text:p text:style-name="P6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5" draw:layer="layout" svg:width="0.555cm" svg:height="0.508cm" svg:x="12.764cm" svg:y="18.399cm">
          <text:p text:style-name="P6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795cm" svg:y1="18.399cm" svg:x2="11.922cm" svg:y2="17.764cm">
          <text:p/>
        </draw:line>
        <draw:line draw:style-name="gr6" draw:text-style-name="P1" draw:layer="layout" svg:x1="6.08cm" svg:y1="16.367cm" svg:x2="6.08cm" svg:y2="6.461cm">
          <text:p text:style-name="P8"><text:span text:style-name="T2">zstep</text:span></text:p>
          <text:p text:style-name="P8"><text:span text:style-name="T2"/></text:p>
        </draw:line>
        <draw:line draw:style-name="gr6" draw:text-style-name="P1" draw:layer="layout" svg:x1="9.001cm" svg:y1="16.367cm" svg:x2="9.001cm" svg:y2="15.097cm">
          <text:p text:style-name="P8"><text:span text:style-name="T2">astep</text:span></text:p>
          <text:p text:style-name="P8"><text:span text:style-name="T2"/></text:p>
        </draw:line>
        <draw:line draw:style-name="gr6" draw:text-style-name="P1" draw:layer="layout" svg:x1="9.255cm" svg:y1="16.367cm" svg:x2="9.255cm" svg:y2="15.097cm">
          <text:p text:style-name="P8"><text:span text:style-name="T2">alim</text:span></text:p>
          <text:p text:style-name="P8"><text:span text:style-name="T2"/></text:p>
        </draw:line>
        <draw:line draw:style-name="gr6" draw:text-style-name="P1" draw:layer="layout" svg:x1="10.525cm" svg:y1="16.367cm" svg:x2="10.525cm" svg:y2="14.716cm">
          <text:p text:style-name="P8"><text:span text:style-name="T2">spinenable</text:span></text:p>
          <text:p text:style-name="P8"><text:span text:style-name="T2"/></text:p>
        </draw:line>
        <draw:custom-shape draw:style-name="gr35" draw:text-style-name="P13" draw:layer="layout" svg:width="0.127cm" svg:height="0.127cm" svg:x="8.137cm" svg:y="1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555cm" svg:height="0.508cm" svg:x="9.778cm" svg:y="18.145cm">
          <text:p text:style-name="P6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127cm" svg:height="0.127cm" svg:x="9.807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555cm" svg:height="0.508cm" svg:x="8.945cm" svg:y="18.145cm">
          <text:p text:style-name="P6"><text:span text:style-name="T5">gsel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127cm" svg:height="0.127cm" svg:x="8.977cm" svg:y="18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6cm" svg:height="0.508cm" svg:x="8.112cm" svg:y="18.145cm">
          <text:p text:style-name="P6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127cm" svg:height="0.127cm" svg:x="8.137cm" svg:y="18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555cm" svg:height="0.508cm" svg:x="9.763cm" svg:y="17.383cm">
          <text:p text:style-name="P6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127cm" svg:height="0.127cm" svg:x="9.791cm" svg:y="17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555cm" svg:height="0.508cm" svg:x="9.778cm" svg:y="18.907cm">
          <text:p text:style-name="P6"><text:span text:style-name="T5">mist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127cm" svg:height="0.127cm" svg:x="9.807cm" svg:y="19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555cm" svg:height="0.508cm" svg:x="8.945cm" svg:y="18.907cm">
          <text:p text:style-name="P6"><text:span text:style-name="T5">sp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127cm" svg:height="0.127cm" svg:x="8.977cm" svg:y="19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6cm" svg:height="0.508cm" svg:x="8.112cm" svg:y="18.907cm">
          <text:p text:style-name="P6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127cm" svg:height="0.127cm" svg:x="8.137cm" svg:y="1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414cm" svg:y1="17.637cm" svg:x2="11.033cm" svg:y2="17.637cm">
          <text:p/>
        </draw:line>
        <draw:custom-shape draw:style-name="gr34" draw:text-style-name="P20" draw:layer="layout" svg:width="0.555cm" svg:height="0.508cm" svg:x="10.652cm" svg:y="17.383cm">
          <text:p text:style-name="P6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1.143cm" svg:height="0.254cm" draw:transform="rotate (1.5707963267949) translate (6.08cm 19.415cm)">
          <text:p text:style-name="P6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5.826cm" svg:y1="16.494cm" svg:x2="5.826cm" svg:y2="6.08cm">
          <text:p text:style-name="P8"><text:span text:style-name="T2">dgnd</text:span></text:p>
          <text:p text:style-name="P8"><text:span text:style-name="T2"/></text:p>
        </draw:line>
        <draw:line draw:style-name="gr6" draw:text-style-name="P1" draw:layer="layout" svg:x1="9.636cm" svg:y1="16.367cm" svg:x2="9.636cm" svg:y2="14.589cm">
          <text:p text:style-name="P8"><text:span text:style-name="T2">miscenable</text:span></text:p>
          <text:p text:style-name="P8"><text:span text:style-name="T2"/></text:p>
        </draw:line>
        <draw:custom-shape draw:style-name="gr38" draw:text-style-name="P20" draw:layer="layout" svg:width="0.635cm" svg:height="0.508cm" svg:x="10.652cm" svg:y="18.399cm">
          <text:p text:style-name="P6"><text:span text:style-name="T5">I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06cm" svg:y1="18.399cm" svg:x2="11.923cm" svg:y2="17.765cm">
          <text:p/>
        </draw:line>
        <draw:custom-shape draw:style-name="gr52" draw:text-style-name="P20" draw:layer="layout" svg:width="0.889cm" svg:height="0.508cm" svg:x="11.414cm" svg:y="17.383cm">
          <text:p text:style-name="P6"><text:span text:style-name="T5">PSoC</text:span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1.37cm" svg:height="0.727cm" svg:x="5.218cm" svg:y="19.442cm">
          <draw:text-box>
            <text:p><text:span text:style-name="T8">dgnd</text:span></text:p>
          </draw:text-box>
        </draw:frame>
        <draw:custom-shape draw:style-name="gr30" draw:text-style-name="P13" draw:layer="layout" svg:width="0.127cm" svg:height="0.127cm" svg:x="6.461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9" draw:layer="layout" svg:width="2.159cm" svg:height="0.526cm" svg:x="6.391cm" svg:y="18.719cm">
          <draw:text-box>
            <text:p><text:span text:style-name="T2">ERROR</text:span></text:p>
          </draw:text-box>
        </draw:frame>
        <draw:frame draw:style-name="gr31" draw:text-style-name="P19" draw:layer="layout" svg:width="2.159cm" svg:height="0.526cm" svg:x="6.391cm" svg:y="18.974cm">
          <draw:text-box>
            <text:p><text:span text:style-name="T2">HOLDING</text:span></text:p>
          </draw:text-box>
        </draw:frame>
        <draw:custom-shape draw:style-name="gr30" draw:text-style-name="P13" draw:layer="layout" svg:width="0.127cm" svg:height="0.127cm" svg:x="6.461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54cm" svg:height="1.016cm" svg:x="8.366cm" svg:y="5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2" draw:layer="layout" svg:x1="10.906cm" svg:y1="9.509cm" svg:x2="10.906cm" svg:y2="6.08cm">
          <text:p/>
        </draw:line>
        <draw:custom-shape draw:style-name="gr54" draw:text-style-name="P33" draw:layer="layout" svg:width="0.254cm" svg:height="1.524cm" svg:x="17.256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254cm" svg:height="1.524cm" svg:x="7.604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254cm" svg:height="1.524cm" svg:x="14.081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523cm" draw:transform="rotate (1.5685273987673) translate (19.161cm 8.2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27cm" draw:transform="rotate (1.5685273987673) translate (5.953cm 13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27cm" draw:transform="rotate (1.5685273987673) translate (5.953cm 10.6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4" draw:layer="layout" svg:width="0.381cm" svg:height="3.177cm" draw:transform="rotate (1.5707963267949) translate (18.905cm 8.774cm)">
          <draw:text-box>
            <text:p><text:span text:style-name="T9">4</text:span></text:p>
            <text:p><text:span text:style-name="T9">3</text:span></text:p>
            <text:p><text:span text:style-name="T9">58</text:span></text:p>
            <text:p><text:span text:style-name="T9">6</text:span></text:p>
            <text:p><text:span text:style-name="T9">7</text:span></text:p>
            <text:p><text:span text:style-name="T9">1</text:span></text:p>
            <text:p><text:span text:style-name="T9">2</text:span></text:p>
            <text:p><text:span text:style-name="T9">b</text:span></text:p>
            <text:p><text:span text:style-name="T9">c</text:span></text:p>
          </draw:text-box>
        </draw:frame>
        <draw:line draw:style-name="gr1" draw:text-style-name="P1" draw:layer="layout" svg:x1="2.905cm" svg:y1="14.716cm" svg:x2="10.525cm" svg:y2="14.716cm">
          <text:p/>
        </draw:line>
        <draw:frame draw:style-name="gr58" draw:text-style-name="P35" draw:layer="layout" svg:width="2.286cm" svg:height="1.27cm" svg:x="22.717cm" svg:y="15.986cm">
          <draw:text-box>
            <text:p><text:span text:style-name="T10">vcc = 5.0VDC</text:span></text:p>
          </draw:text-box>
        </draw:frame>
        <draw:custom-shape draw:style-name="gr16" draw:text-style-name="P7" draw:layer="layout" svg:width="0.762cm" svg:height="0.254cm" draw:transform="rotate (1.5707963267949) translate (4.635cm 15.347cm)">
          <text:p text:style-name="P6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6" draw:layer="layout" svg:width="0.381cm" svg:height="0.508cm" svg:x="21.881cm" svg:y="8.366cm">
          <text:p text:style-name="P6"><text:span text:style-name="T11">usb</text:span></text:p>
          <text:p text:style-name="P6"><text:span text:style-name="T11">h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7" draw:layer="layout" svg:width="0.762cm" svg:height="0.649cm" draw:transform="rotate (1.5707963267949) translate (22.844cm 12.176cm)">
          <draw:text-box>
            <text:p text:style-name="P17"><text:span text:style-name="T12">blu</text:span></text:p>
            <text:p text:style-name="P17"><text:span text:style-name="T12">yel</text:span></text:p>
          </draw:text-box>
        </draw:frame>
        <draw:frame draw:style-name="gr61" draw:text-style-name="P39" draw:layer="layout" svg:width="5.669cm" svg:height="3.821cm" svg:x="1.046cm" svg:y="1cm">
          <draw:text-box>
            <text:p text:style-name="P38"><text:span text:style-name="T13">22/6</text:span></text:p>
            <text:p text:style-name="P38"><text:span text:style-name="T13">DVCC</text:span><text:span text:style-name="T13"><text:tab/></text:span><text:span text:style-name="T13">RED</text:span></text:p>
            <text:p text:style-name="P38"><text:span text:style-name="T13">DGND</text:span><text:span text:style-name="T13"><text:tab/></text:span><text:span text:style-name="T13">BLACK</text:span><text:span text:style-name="T13"><text:tab/></text:span></text:p>
            <text:p text:style-name="P38"><text:span text:style-name="T13">ENABLE</text:span><text:span text:style-name="T13"><text:tab/></text:span><text:span text:style-name="T13">GREEN/not used</text:span></text:p>
            <text:p text:style-name="P38"><text:span text:style-name="T13">PULSE</text:span><text:span text:style-name="T13"><text:tab/></text:span><text:span text:style-name="T13">WHITE</text:span><text:span text:style-name="T13"><text:tab/></text:span></text:p>
            <text:p text:style-name="P38"><text:span text:style-name="T13">DIRECTION</text:span><text:span text:style-name="T13"><text:tab/></text:span><text:span text:style-name="T13">BLUE</text:span><text:span text:style-name="T13"><text:tab/></text:span></text:p>
            <text:p text:style-name="P38"><text:span text:style-name="T13">LIMIT</text:span><text:span text:style-name="T13"><text:tab/></text:span><text:span text:style-name="T13">BROWN</text:span></text:p>
            <text:p text:style-name="P38"><text:span text:style-name="T13"/></text:p>
            <text:p text:style-name="P38"><text:span text:style-name="T13">DTX</text:span><text:span text:style-name="T13"><text:tab/></text:span><text:span text:style-name="T13">??</text:span></text:p>
            <text:p text:style-name="P38"><text:span text:style-name="T13">DRX</text:span><text:span text:style-name="T13"><text:tab/></text:span><text:span text:style-name="T13">??</text:span></text:p>
            <text:p text:style-name="P38"><text:span text:style-name="T13">PROBE</text:span><text:span text:style-name="T13"><text:tab/></text:span><text:span text:style-name="T13">??</text:span></text:p>
          </draw:text-box>
        </draw:frame>
        <draw:line draw:style-name="gr6" draw:text-style-name="P11" draw:layer="layout" svg:x1="12.557cm" svg:y1="2.683cm" svg:x2="25.384cm" svg:y2="2.683cm">
          <text:p text:style-name="P10"><text:span text:style-name="T2">stepen</text:span></text:p>
          <text:p text:style-name="P10"><text:span text:style-name="T2"/></text:p>
        </draw:line>
        <draw:line draw:style-name="gr6" draw:text-style-name="P1" draw:layer="layout" svg:x1="8.747cm" svg:y1="9.509cm" svg:x2="9.636cm" svg:y2="9.509cm">
          <text:p text:style-name="P8"><text:span text:style-name="T2">stepen</text:span></text:p>
          <text:p text:style-name="P8"><text:span text:style-name="T2"/></text:p>
        </draw:line>
        <draw:line draw:style-name="gr1" draw:text-style-name="P1" draw:layer="layout" svg:x1="8.366cm" svg:y1="9.509cm" svg:x2="8.493cm" svg:y2="9.509cm">
          <text:p/>
        </draw:line>
        <draw:line draw:style-name="gr1" draw:text-style-name="P1" draw:layer="layout" svg:x1="9.636cm" svg:y1="9.636cm" svg:x2="9.636cm" svg:y2="9.509cm">
          <text:p/>
        </draw:line>
        <draw:line draw:style-name="gr1" draw:text-style-name="P1" draw:layer="layout" svg:x1="8.366cm" svg:y1="13.954cm" svg:x2="8.366cm" svg:y2="9.509cm">
          <text:p/>
        </draw:line>
        <draw:line draw:style-name="gr6" draw:text-style-name="P1" draw:layer="layout" svg:x1="8.62cm" svg:y1="7.223cm" svg:x2="19.796cm" svg:y2="7.223cm">
          <text:p text:style-name="P8"><text:span text:style-name="T2">stepen</text:span></text:p>
          <text:p text:style-name="P8"><text:span text:style-name="T2"/></text:p>
        </draw:line>
        <draw:line draw:style-name="gr12" draw:text-style-name="P3" draw:layer="layout" svg:x1="19.796cm" svg:y1="7.223cm" svg:x2="19.796cm" svg:y2="8.747cm">
          <text:p/>
        </draw:line>
        <draw:line draw:style-name="gr12" draw:text-style-name="P14" draw:layer="layout" svg:x1="6.715cm" svg:y1="7.223cm" svg:x2="8.62cm" svg:y2="7.223cm">
          <text:p/>
        </draw:line>
        <draw:line draw:style-name="gr12" draw:text-style-name="P14" draw:layer="layout" svg:x1="6.716cm" svg:y1="7.223cm" svg:x2="6.715cm" svg:y2="13.954cm">
          <text:p/>
        </draw:line>
        <draw:frame draw:style-name="gr62" draw:text-style-name="P39" draw:layer="layout" svg:width="5.669cm" svg:height="3.048cm" svg:x="7.35cm" svg:y="1cm">
          <draw:text-box>
            <text:p text:style-name="P38"><text:span text:style-name="T13">MGND and DGND single-point</text:span></text:p>
            <text:p text:style-name="P38"><text:span text:style-name="T13">connection at power supply</text:span></text:p>
          </draw:text-box>
        </draw:frame>
        <draw:custom-shape draw:style-name="gr63" draw:text-style-name="P7" draw:layer="layout" svg:width="0.762cm" svg:height="0.635cm" draw:transform="rotate (1.5707963267949) translate (2.27cm 15.097cm)">
          <text:p text:style-name="P6"><text:span text:style-name="T2">Relay</text:span></text:p>
          <text:p text:style-name="P6"><text:span text:style-name="T2">#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2" draw:layer="layout" svg:x1="4.81cm" svg:y1="15.351cm" svg:x2="4.937cm" svg:y2="17.002cm">
          <text:p/>
        </draw:line>
        <draw:frame draw:style-name="gr65" draw:text-style-name="P41" draw:layer="layout" svg:width="2.756cm" svg:height="3.583cm" svg:x="14.373cm" svg:y="16.367cm">
          <draw:text-box>
            <text:p text:style-name="P40"><text:span text:style-name="T13">X Gantry</text:span></text:p>
            <text:p text:style-name="P40"><text:span text:style-name="T13">1</text:span><text:span text:style-name="T13"><text:tab/></text:span><text:span text:style-name="T13">mgnd</text:span><text:span text:style-name="T13"><text:tab/></text:span><text:span text:style-name="T13">blk</text:span></text:p>
            <text:p text:style-name="P40"><text:span text:style-name="T13">2</text:span><text:span text:style-name="T13"><text:tab/></text:span><text:span text:style-name="T13">vin</text:span><text:span text:style-name="T13"><text:tab/></text:span><text:span text:style-name="T13">org</text:span></text:p>
            <text:p text:style-name="P40"><text:span text:style-name="T13">3</text:span><text:span text:style-name="T13"><text:tab/></text:span><text:span text:style-name="T13">spare</text:span><text:span text:style-name="T13"><text:tab/></text:span><text:span text:style-name="T13">grn</text:span></text:p>
            <text:p text:style-name="P40"><text:span text:style-name="T13">4</text:span><text:span text:style-name="T13"><text:tab/></text:span><text:span text:style-name="T13">probe</text:span><text:span text:style-name="T13"><text:tab/></text:span><text:span text:style-name="T13">brn</text:span></text:p>
            <text:p text:style-name="P40"><text:span text:style-name="T13">5</text:span><text:span text:style-name="T13"><text:tab/></text:span><text:span text:style-name="T13">drx</text:span><text:span text:style-name="T13"><text:tab/></text:span><text:span text:style-name="T13">yel/wht</text:span></text:p>
            <text:p text:style-name="P40"><text:span text:style-name="T13">6</text:span><text:span text:style-name="T13"><text:tab/></text:span><text:span text:style-name="T13">trx</text:span><text:span text:style-name="T13"><text:tab/></text:span><text:span text:style-name="T13">blu</text:span></text:p>
            <text:p text:style-name="P40"><text:span text:style-name="T13">7</text:span><text:span text:style-name="T13"><text:tab/></text:span><text:span text:style-name="T13">dgnd</text:span><text:span text:style-name="T13"><text:tab/></text:span><text:span text:style-name="T13">blk</text:span></text:p>
            <text:p text:style-name="P40"><text:span text:style-name="T13">8</text:span><text:span text:style-name="T13"><text:tab/></text:span><text:span text:style-name="T13">vcc</text:span><text:span text:style-name="T13"><text:tab/></text:span><text:span text:style-name="T13">red</text:span></text:p>
            <text:p text:style-name="P40"><text:span text:style-name="T13">9</text:span><text:span text:style-name="T13"><text:tab/></text:span><text:span text:style-name="T13">zstep</text:span><text:span text:style-name="T13"><text:tab/></text:span><text:span text:style-name="T13">wht</text:span></text:p>
            <text:p text:style-name="P40"><text:span text:style-name="T13">10</text:span><text:span text:style-name="T13"><text:tab/></text:span><text:span text:style-name="T13">zdir</text:span><text:span text:style-name="T13"><text:tab/></text:span><text:span text:style-name="T13">blu</text:span></text:p>
            <text:p text:style-name="P40"><text:span text:style-name="T13">11</text:span><text:span text:style-name="T13"><text:tab/></text:span><text:span text:style-name="T13">zen</text:span><text:span text:style-name="T13"><text:tab/></text:span><text:span text:style-name="T13">grn</text:span></text:p>
            <text:p text:style-name="P40"><text:span text:style-name="T13">12</text:span><text:span text:style-name="T13"><text:tab/></text:span><text:span text:style-name="T13">zlim</text:span><text:span text:style-name="T13"><text:tab/></text:span><text:span text:style-name="T13">brn</text:span></text:p>
          </draw:text-box>
        </draw:frame>
        <draw:frame draw:style-name="gr66" draw:text-style-name="P41" draw:layer="layout" svg:width="2.375cm" svg:height="2.393cm" svg:x="16.862cm" svg:y="16.387cm">
          <draw:text-box>
            <text:p text:style-name="P40"><text:span text:style-name="T13">Y Gantry</text:span></text:p>
            <text:p text:style-name="P40"><text:span text:style-name="T13">1</text:span><text:span text:style-name="T13"><text:tab/></text:span><text:span text:style-name="T13">mgnd</text:span><text:span text:style-name="T13"><text:tab/></text:span><text:span text:style-name="T13">blk</text:span></text:p>
            <text:p text:style-name="P40"><text:span text:style-name="T13">2</text:span><text:span text:style-name="T13"><text:tab/></text:span><text:span text:style-name="T13">vin</text:span><text:span text:style-name="T13"><text:tab/></text:span><text:span text:style-name="T13">org</text:span></text:p>
            <text:p text:style-name="P40"><text:span text:style-name="T13">3</text:span><text:span text:style-name="T13"><text:tab/></text:span><text:span text:style-name="T13">dgnd</text:span><text:span text:style-name="T13"><text:tab/></text:span><text:span text:style-name="T13">blk</text:span></text:p>
            <text:p text:style-name="P40"><text:span text:style-name="T13">4</text:span><text:span text:style-name="T13"><text:tab/></text:span><text:span text:style-name="T13">vin</text:span><text:span text:style-name="T13"><text:tab/></text:span><text:span text:style-name="T13">red</text:span></text:p>
            <text:p text:style-name="P40"><text:span text:style-name="T13">5</text:span><text:span text:style-name="T13"><text:tab/></text:span><text:span text:style-name="T13">xstep</text:span><text:span text:style-name="T13"><text:tab/></text:span><text:span text:style-name="T13">wht</text:span></text:p>
            <text:p text:style-name="P40"><text:span text:style-name="T13">6</text:span><text:span text:style-name="T13"><text:tab/></text:span><text:span text:style-name="T13">xdir</text:span><text:span text:style-name="T13"><text:tab/></text:span><text:span text:style-name="T13">blu</text:span></text:p>
            <text:p text:style-name="P40"><text:span text:style-name="T13">7</text:span><text:span text:style-name="T13"><text:tab/></text:span><text:span text:style-name="T13">xen</text:span><text:span text:style-name="T13"><text:tab/></text:span><text:span text:style-name="T13">grn</text:span></text:p>
            <text:p text:style-name="P40"><text:span text:style-name="T13">8</text:span><text:span text:style-name="T13"><text:tab/></text:span><text:span text:style-name="T13">xlim</text:span><text:span text:style-name="T13"><text:tab/></text:span><text:span text:style-name="T13">brn</text:span></text:p>
          </draw:text-box>
        </draw:frame>
        <draw:frame draw:style-name="gr67" draw:text-style-name="P41" draw:layer="layout" svg:width="2.375cm" svg:height="2.155cm" svg:x="19.199cm" svg:y="16.388cm">
          <draw:text-box>
            <text:p text:style-name="P40"><text:span text:style-name="T13">Rear</text:span></text:p>
            <text:p text:style-name="P40"><text:span text:style-name="T13">1</text:span><text:span text:style-name="T13"><text:tab/></text:span><text:span text:style-name="T13">mgnd</text:span><text:span text:style-name="T13"><text:tab/></text:span><text:span text:style-name="T13">blk</text:span></text:p>
            <text:p text:style-name="P40"><text:span text:style-name="T13">2</text:span><text:span text:style-name="T13"><text:tab/></text:span><text:span text:style-name="T13">vin</text:span><text:span text:style-name="T13"><text:tab/></text:span><text:span text:style-name="T13">org</text:span></text:p>
            <text:p text:style-name="P40"><text:span text:style-name="T13">3</text:span><text:span text:style-name="T13"><text:tab/></text:span><text:span text:style-name="T13">dgnd</text:span><text:span text:style-name="T13"><text:tab/></text:span><text:span text:style-name="T13">blk</text:span></text:p>
            <text:p text:style-name="P40"><text:span text:style-name="T13">4</text:span><text:span text:style-name="T13"><text:tab/></text:span><text:span text:style-name="T13">ystep</text:span><text:span text:style-name="T13"><text:tab/></text:span><text:span text:style-name="T13">wht</text:span></text:p>
            <text:p text:style-name="P40"><text:span text:style-name="T13">5</text:span><text:span text:style-name="T13"><text:tab/></text:span><text:span text:style-name="T13">ydir</text:span><text:span text:style-name="T13"><text:tab/></text:span><text:span text:style-name="T13">blu</text:span></text:p>
            <text:p text:style-name="P40"><text:span text:style-name="T13">6</text:span><text:span text:style-name="T13"><text:tab/></text:span><text:span text:style-name="T13">yen</text:span><text:span text:style-name="T13"><text:tab/></text:span><text:span text:style-name="T13">grn</text:span></text:p>
            <text:p text:style-name="P40"><text:span text:style-name="T13"/></text:p>
          </draw:text-box>
        </draw:frame>
        <draw:line draw:style-name="gr6" draw:text-style-name="P1" draw:layer="layout" svg:x1="8.62cm" svg:y1="6.969cm" svg:x2="20.05cm" svg:y2="6.969cm">
          <text:p text:style-name="P8"><text:span text:style-name="T2">zlim</text:span></text:p>
          <text:p text:style-name="P8"><text:span text:style-name="T2"/></text:p>
        </draw:line>
        <draw:line draw:style-name="gr6" draw:text-style-name="P1" draw:layer="layout" svg:x1="9.89cm" svg:y1="16.367cm" svg:x2="9.89cm" svg:y2="14.462cm">
          <text:p text:style-name="P8"><text:span text:style-name="T2">mistenable</text:span></text:p>
          <text:p text:style-name="P8"><text:span text:style-name="T2"/></text:p>
        </draw:line>
        <draw:line draw:style-name="gr6" draw:text-style-name="P1" draw:layer="layout" svg:x1="10.144cm" svg:y1="16.367cm" svg:x2="10.144cm" svg:y2="14.335cm">
          <text:p text:style-name="P8"><text:span text:style-name="T2">floodenable</text:span></text:p>
          <text:p text:style-name="P8"><text:span text:style-name="T2"/></text:p>
        </draw:line>
        <draw:line draw:style-name="gr6" draw:text-style-name="P1" draw:layer="layout" svg:x1="10.779cm" svg:y1="16.367cm" svg:x2="10.779cm" svg:y2="14.208cm">
          <text:p text:style-name="P8"><text:span text:style-name="T2">spindirection</text:span></text:p>
          <text:p text:style-name="P8"><text:span text:style-name="T2"/></text:p>
        </draw:line>
        <draw:line draw:style-name="gr6" draw:text-style-name="P1" draw:layer="layout" svg:x1="11.033cm" svg:y1="16.367cm" svg:x2="11.033cm" svg:y2="14.081cm">
          <text:p text:style-name="P8"><text:span text:style-name="T2">spinspeed</text:span></text:p>
          <text:p text:style-name="P8"><text:span text:style-name="T2"/></text:p>
        </draw:line>
        <draw:custom-shape draw:style-name="gr63" draw:text-style-name="P7" draw:layer="layout" svg:width="0.762cm" svg:height="0.635cm" draw:transform="rotate (1.5707963267949) translate (2.27cm 13.319cm)">
          <text:p text:style-name="P6"><text:span text:style-name="T2">Relay</text:span></text:p>
          <text:p text:style-name="P6"><text:span text:style-name="T2">#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7" draw:layer="layout" svg:width="0.762cm" svg:height="0.635cm" draw:transform="rotate (1.5707963267949) translate (2.27cm 14.208cm)">
          <text:p text:style-name="P6"><text:span text:style-name="T2">Relay</text:span></text:p>
          <text:p text:style-name="P6"><text:span text:style-name="T2">#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7" draw:layer="layout" svg:width="0.762cm" svg:height="0.635cm" draw:transform="rotate (1.5707963267949) translate (2.27cm 12.43cm)">
          <text:p text:style-name="P6"><text:span text:style-name="T2">Relay</text:span></text:p>
          <text:p text:style-name="P6"><text:span text:style-name="T2">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.032cm" svg:y1="14.462cm" svg:x2="9.89cm" svg:y2="14.462cm">
          <text:p/>
        </draw:line>
        <draw:line draw:style-name="gr1" draw:text-style-name="P1" draw:layer="layout" svg:x1="3.159cm" svg:y1="14.335cm" svg:x2="10.144cm" svg:y2="14.335cm">
          <text:p/>
        </draw:line>
        <draw:line draw:style-name="gr1" draw:text-style-name="P1" draw:layer="layout" svg:x1="3.032cm" svg:y1="14.462cm" svg:x2="3.032cm" svg:y2="13.827cm">
          <text:p/>
        </draw:line>
        <draw:line draw:style-name="gr1" draw:text-style-name="P1" draw:layer="layout" svg:x1="3.159cm" svg:y1="14.335cm" svg:x2="3.159cm" svg:y2="12.938cm">
          <text:p/>
        </draw:line>
        <draw:line draw:style-name="gr1" draw:text-style-name="P1" draw:layer="layout" svg:x1="2.905cm" svg:y1="13.827cm" svg:x2="3.032cm" svg:y2="13.828cm">
          <text:p/>
        </draw:line>
        <draw:line draw:style-name="gr1" draw:text-style-name="P1" draw:layer="layout" svg:x1="2.905cm" svg:y1="12.938cm" svg:x2="3.159cm" svg:y2="12.939cm">
          <text:p/>
        </draw:line>
        <draw:custom-shape draw:style-name="gr63" draw:text-style-name="P7" draw:layer="layout" svg:width="0.762cm" svg:height="0.635cm" draw:transform="rotate (1.5707963267949) translate (2.27cm 12.43cm)">
          <text:p text:style-name="P6"><text:span text:style-name="T2">Relay</text:span></text:p>
          <text:p text:style-name="P6"><text:span text:style-name="T2">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.413cm" svg:y1="14.208cm" svg:x2="10.779cm" svg:y2="14.208cm">
          <text:p/>
        </draw:line>
        <draw:line draw:style-name="gr1" draw:text-style-name="P1" draw:layer="layout" svg:x1="3.54cm" svg:y1="14.081cm" svg:x2="11.033cm" svg:y2="14.081cm">
          <text:p/>
        </draw:line>
        <draw:line draw:style-name="gr2" draw:text-style-name="P2" draw:layer="layout" svg:x1="2.143cm" svg:y1="14.589cm" svg:x2="2.143cm" svg:y2="4.556cm">
          <text:p/>
        </draw:line>
        <draw:line draw:style-name="gr2" draw:text-style-name="P2" draw:layer="layout" svg:x1="2.27cm" svg:y1="14.843cm" svg:x2="2.143cm" svg:y2="14.844cm">
          <text:p/>
        </draw:line>
        <draw:line draw:style-name="gr2" draw:text-style-name="P2" draw:layer="layout" svg:x1="2.27cm" svg:y1="14.589cm" svg:x2="2.143cm" svg:y2="14.59cm">
          <text:p/>
        </draw:line>
        <draw:custom-shape draw:style-name="gr63" draw:text-style-name="P7" draw:layer="layout" svg:width="0.762cm" svg:height="0.635cm" draw:transform="rotate (1.5707963267949) translate (2.27cm 11.541cm)">
          <text:p text:style-name="P6"><text:span text:style-name="T2">Laser</text:span></text:p>
          <text:p text:style-name="P6"><text:span text:style-name="T2">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27cm" svg:y1="11.16cm" svg:x2="2.143cm" svg:y2="11.161cm">
          <text:p/>
        </draw:line>
        <draw:line draw:style-name="gr1" draw:text-style-name="P1" draw:layer="layout" svg:x1="3.54cm" svg:y1="14.081cm" svg:x2="3.54cm" svg:y2="11.414cm">
          <text:p/>
        </draw:line>
        <draw:line draw:style-name="gr1" draw:text-style-name="P1" draw:layer="layout" svg:x1="2.905cm" svg:y1="11.414cm" svg:x2="3.54cm" svg:y2="11.415cm">
          <text:p/>
        </draw:line>
        <draw:line draw:style-name="gr1" draw:text-style-name="P1" draw:layer="layout" svg:x1="2.905cm" svg:y1="11.159cm" svg:x2="7.477cm" svg:y2="11.16cm">
          <text:p/>
        </draw:line>
        <draw:line draw:style-name="gr1" draw:text-style-name="P1" draw:layer="layout" svg:x1="7.477cm" svg:y1="8.112cm" svg:x2="7.477cm" svg:y2="11.161cm">
          <text:p/>
        </draw:line>
        <draw:line draw:style-name="gr1" draw:text-style-name="P1" draw:layer="layout" svg:x1="7.477cm" svg:y1="8.113cm" svg:x2="18.399cm" svg:y2="8.112cm">
          <text:p/>
        </draw:line>
        <draw:line draw:style-name="gr1" draw:text-style-name="P1" draw:layer="layout" svg:x1="18.399cm" svg:y1="12.557cm" svg:x2="18.399cm" svg:y2="8.112cm">
          <text:p/>
        </draw:line>
        <draw:custom-shape draw:style-name="gr19" draw:text-style-name="P15" draw:layer="layout" svg:width="1.27cm" svg:height="0.254cm" draw:transform="rotate (1.5707963267949) translate (18.272cm 13.827cm)">
          <text:p text:style-name="P6"><text:span text:style-name="T3">la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3" draw:layer="layout" svg:x1="6.715cm" svg:y1="13.954cm" svg:x2="12.43cm" svg:y2="13.954cm">
          <text:p text:style-name="P42"><text:span text:style-name="T11">not used</text:span></text:p>
          <text:p text:style-name="P42"><text:span text:style-name="T11"/></text:p>
        </draw:line>
        <draw:custom-shape draw:style-name="gr16" draw:text-style-name="P7" draw:layer="layout" svg:width="0.762cm" svg:height="0.254cm" draw:transform="rotate (1.5707963267949) translate (4.429cm 13.954cm)">
          <text:p text:style-name="P6"><text:span text:style-name="T2">val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.905cm" svg:y1="13.573cm" svg:x2="4.429cm" svg:y2="13.573cm">
          <text:p/>
        </draw:line>
        <draw:line draw:style-name="gr2" draw:text-style-name="P2" draw:layer="layout" svg:x1="22.336cm" svg:y1="14.462cm" svg:x2="22.082cm" svg:y2="14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9-03-02T21:59:20.165402204</dc:date>
    <meta:editing-duration>P3DT19H13M8S</meta:editing-duration>
    <meta:editing-cycles>203</meta:editing-cycles>
    <meta:generator>LibreOffice/5.1.6.2$Linux_X86_64 LibreOffice_project/10m0$Build-2</meta:generator>
    <meta:printed-by>Craig Hollabaugh</meta:printed-by>
    <meta:print-date>2019-03-02T22:03:08.990205173</meta:print-date>
    <dc:creator>Craig Hollabaugh</dc:creator>
    <meta:document-statistic meta:object-count="295"/>
  </office:meta>
</office:document-meta>
</file>